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ans" fo:font-weight="bold" officeooo:rsid="0010b0a7" officeooo:paragraph-rsid="0010b0a7" style:font-weight-asian="bold" style:font-weight-complex="bold"/>
    </style:style>
    <style:style style:name="P2" style:family="paragraph" style:parent-style-name="Standard">
      <style:text-properties style:font-name="Liberation Sans" fo:font-weight="normal" officeooo:rsid="0010b0a7" officeooo:paragraph-rsid="0010b0a7" style:font-weight-asian="normal" style:font-weight-complex="normal"/>
    </style:style>
    <style:style style:name="P3" style:family="paragraph" style:parent-style-name="Standard" style:list-style-name="L1">
      <style:text-properties style:font-name="Liberation Sans" fo:font-weight="normal" officeooo:rsid="0010b0a7" officeooo:paragraph-rsid="0010b0a7" style:font-weight-asian="normal" style:font-weight-complex="normal"/>
    </style:style>
    <style:style style:name="P4" style:family="paragraph" style:parent-style-name="Standard" style:list-style-name="L1">
      <style:text-properties style:font-name="Liberation Sans" fo:font-weight="normal" officeooo:rsid="0010e34e" officeooo:paragraph-rsid="0010e34e" style:font-weight-asian="normal" style:font-weight-complex="normal"/>
    </style:style>
    <style:style style:name="P5" style:family="paragraph" style:parent-style-name="Standard">
      <style:text-properties style:font-name="Liberation Sans" fo:font-size="14pt" fo:font-weight="bold" officeooo:rsid="0010b0a7" officeooo:paragraph-rsid="0010b0a7" style:font-size-asian="14pt" style:font-weight-asian="bold" style:font-size-complex="14pt" style:font-weight-complex="bold"/>
    </style:style>
    <style:style style:name="P6" style:family="paragraph" style:parent-style-name="Standard">
      <style:text-properties style:font-name="Liberation Sans" fo:font-size="10pt" officeooo:paragraph-rsid="0010b0a7"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10b0a7"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0e34e" style:font-style-asian="normal" style:font-style-complex="normal"/>
    </style:style>
    <style:style style:name="T6" style:family="text">
      <style:text-properties officeooo:rsid="0010e34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alf-time reflection assignment</text:p>
      <text:p text:style-name="P6"><text:span text:style-name="T2">Gustav Röhss, M</text:span><text:span text:style-name="T1">í</text:span><text:span text:style-name="T2">riam Vall</text:span></text:p>
      <text:p text:style-name="P1"/>
      <text:p text:style-name="P2">We feel that all parts of our writing so far require work, though some more than others. Very generally, our main issue has been a lack of narrative. The project so far has been something of an exercise in exploratory data analysis. It has been difficult to find a narrative to tell with this in mind. The narrative our half-time report loosely followed was the one where our work was the most developed. The issue with this is that this work will not necessarily be indicative of the finished “sum” of our work. </text:p>
      <text:p text:style-name="P2"/>
      <text:p text:style-name="P2">To formulate five specific things:</text:p>
      <text:p text:style-name="P2"/>
      <text:list xml:id="list2013927739" text:style-name="L1">
        <text:list-item>
          <text:p text:style-name="P3"><text:span text:style-name="T6">We should r</text:span>eformulate the narrative of the project. This will mainly affect writing in the Introduction. Notably, our research question as it is currently defined is not indicative of the research we are performing. A <text:span text:style-name="T3">much</text:span><text:span text:style-name="T4"> broader placeholder research question, capable of some adaptation to additional findings in our research, would be preferable at this stage.</text:span></text:p>
        </text:list-item>
        <text:list-item>
          <text:p text:style-name="P3"><text:span text:style-name="T4">We intend to rework the structure of the report. </text:span><text:span text:style-name="T5">Some</text:span><text:span text:style-name="T4"> sections should be reworked to </text:span><text:span text:style-name="T5">consist of</text:span><text:span text:style-name="T4"> subsections, </text:span><text:span text:style-name="T5">and the ordering of some information should be reconsidered.</text:span></text:p>
        </text:list-item>
        <text:list-item>
          <text:p text:style-name="P4"><text:span text:style-name="T4">The “Background” chapter is currently lacking. It glosses over some of the more technical aspects of our research, and could benefit from more extensive theory and references to theory. We are considering adding figures to visualize some of the methods introduced in the background.</text:span></text:p>
        </text:list-item>
        <text:list-item>
          <text:p text:style-name="P4"><text:span text:style-name="T4">The “Method” chapter has an issue with motivation. As in, while we feel we somewhat clearly describe what we have done, we fail to motivate our choices. A big part of this relates back to the fact that the work in this chapter is not fully indicative of our work – we have done much more than the report is its’ current state reflects. The report does not reflect this, in great part, due to the lack of narrative. </text:span></text:p>
        </text:list-item>
        <text:list-item>
          <text:p text:style-name="P4"><text:span text:style-name="T4">We intend to make the report as a whole more coherent and, for a lack of better word, “monolithic”. We’ve had some issues in communication working on the project and the report. We are not previously acquainted, and didn’t get a good chance to get to know each other and start working as a time before the pandemic/quarantine came in place. As such, there has been a bit of a drift between us, and this reflects on the report. it’s a bit more “bit by bit” than we’d like. We will attempt to be more aware of this, and work more as a uni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0" meta:object-count="0" meta:page-count="1" meta:paragraph-count="9" meta:word-count="419" meta:character-count="2380" meta:non-whitespace-character-count="1972"/>
  </office:meta>
</office:document-meta>
</file>